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2" table:number-rows-repeated="6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2:59:33.794394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1M37S</meta:editing-duration>
    <meta:editing-cycles>8</meta:editing-cycles>
    <meta:generator>LibreOffice/6.2.7.1$Linux_X86_64 LibreOffice_project/23edc44b61b830b7d749943e020e96f5a7df63bf</meta:generator>
    <dc:date>2022-03-30T13:04:49.358038753</dc:date>
    <meta:document-statistic meta:table-count="1" meta:cell-count="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5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0.492cm" svg:y="0.96cm" svg:width="15.907cm" svg:height="6.2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1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524cm" svg:y="1.577cm" svg:width="13.599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9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0.053cm" svg:y="1.606cm" svg:width="14.159cm" svg:height="5.52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4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0.052cm" svg:y="0.703cm" svg:width="16.688cm" svg:height="6.62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